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Impact" svg:font-family="Impact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8cm" fo:margin-left="0cm" fo:margin-top="0cm" fo:margin-bottom="0cm" table:align="left" style:writing-mode="page"/>
    </style:style>
    <style:style style:name="Tabela1.A" style:family="table-column">
      <style:table-column-properties style:column-width="8.985cm"/>
    </style:style>
    <style:style style:name="Tabela1.B" style:family="table-column">
      <style:table-column-properties style:column-width="9.015cm"/>
    </style:style>
    <style:style style:name="Tabela1.1" style:family="table-row">
      <style:table-row-properties style:min-row-height="2.494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Tabela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-complex="Arial1"/>
    </style:style>
    <style:style style:name="P2" style:family="paragraph" style:parent-style-name="Heading_20_1">
      <loext:graphic-properties draw:fill="solid" draw:fill-color="#dfdfdf"/>
      <style:paragraph-properties fo:background-color="#dfdfdf">
        <style:tab-stops>
          <style:tab-stop style:position="8.47cm" style:type="center"/>
        </style:tab-stops>
      </style:paragraph-properties>
    </style:style>
    <style:style style:name="P3" style:family="paragraph" style:parent-style-name="Heading_20_1">
      <loext:graphic-properties draw:fill="solid" draw:fill-color="#dfdfdf"/>
      <style:paragraph-properties fo:text-align="justify" style:justify-single-word="false" fo:background-color="#dfdfdf">
        <style:tab-stops>
          <style:tab-stop style:position="8.47cm" style:type="center"/>
        </style:tab-stops>
      </style:paragraph-properties>
    </style:style>
    <style:style style:name="P4" style:family="paragraph" style:parent-style-name="List_20_Paragraph" style:list-style-name="WWNum20">
      <loext:graphic-properties draw:fill="solid" draw:fill-color="#ffffff"/>
      <style:paragraph-properties fo:text-align="justify" style:justify-single-word="false" fo:background-color="#ffffff"/>
    </style:style>
    <style:style style:name="P5" style:family="paragraph" style:parent-style-name="List_20_Paragraph" style:list-style-name="WWNum6">
      <style:paragraph-properties fo:text-align="justify" style:justify-single-word="false"/>
    </style:style>
    <style:style style:name="P6" style:family="paragraph" style:parent-style-name="List_20_Paragraph" style:list-style-name="WWNum6">
      <style:paragraph-properties fo:text-align="justify" style:justify-single-word="false"/>
      <style:text-properties officeooo:paragraph-rsid="001458fa"/>
    </style:style>
    <style:style style:name="P7" style:family="paragraph" style:parent-style-name="List_20_Paragraph" style:list-style-name="WWNum21">
      <style:paragraph-properties fo:margin-top="0.071cm" fo:margin-bottom="0cm" style:contextual-spacing="true" fo:text-align="justify" style:justify-single-word="false"/>
    </style:style>
    <style:style style:name="P8" style:family="paragraph" style:parent-style-name="List_20_Paragraph" style:list-style-name="WWNum20">
      <loext:graphic-properties draw:fill="solid" draw:fill-color="#ffffff"/>
      <style:paragraph-properties fo:text-align="justify" style:justify-single-word="false" fo:background-color="#ffffff"/>
      <style:text-properties officeooo:rsid="0009e507" officeooo:paragraph-rsid="0009e507"/>
    </style:style>
    <style:style style:name="P9" style:family="paragraph" style:parent-style-name="List_20_Paragraph" style:list-style-name="WWNum20">
      <loext:graphic-properties draw:fill="solid" draw:fill-color="#ffffff"/>
      <style:paragraph-properties fo:text-align="justify" style:justify-single-word="false" fo:background-color="#ffffff"/>
      <style:text-properties officeooo:rsid="000e7537" officeooo:paragraph-rsid="000e7537"/>
    </style:style>
    <style:style style:name="P10" style:family="paragraph" style:parent-style-name="List_20_Paragraph">
      <loext:graphic-properties draw:fill="solid" draw:fill-color="#ffffff"/>
      <style:paragraph-properties fo:text-align="justify" style:justify-single-word="false" fo:background-color="#ffffff"/>
      <style:text-properties style:font-name-asian="Tahoma1" style:font-name-complex="Arial1"/>
    </style:style>
    <style:style style:name="P11" style:family="paragraph" style:parent-style-name="List_20_Paragraph" style:list-style-name="WWNum21">
      <style:paragraph-properties fo:margin-top="0.071cm" fo:margin-bottom="0cm" style:contextual-spacing="true" fo:text-align="justify" style:justify-single-word="false"/>
      <style:text-properties officeooo:rsid="000b8e63" officeooo:paragraph-rsid="000b8e63"/>
    </style:style>
    <style:style style:name="P12" style:family="paragraph" style:parent-style-name="List_20_Paragraph" style:list-style-name="WWNum21">
      <style:paragraph-properties fo:margin-top="0.071cm" fo:margin-bottom="0cm" style:contextual-spacing="true" fo:text-align="justify" style:justify-single-word="false"/>
      <style:text-properties officeooo:rsid="000b8e63" officeooo:paragraph-rsid="001458fa"/>
    </style:style>
    <style:style style:name="P13" style:family="paragraph" style:parent-style-name="Standard" style:master-page-name="Standard">
      <style:paragraph-properties fo:line-height="115%" fo:orphans="0" fo:widows="0" style:page-number="1" fo:padding="0cm" fo:border="none" style:shadow="none" style:join-border="false"/>
      <style:text-properties fo:color="#000000" loext:opacity="100%" fo:font-size="11pt" style:font-name-asian="Arial1" style:font-size-asian="11pt" style:font-name-complex="Arial1" style:font-size-complex="11pt"/>
    </style:style>
    <style:style style:name="P14" style:family="paragraph" style:parent-style-name="Standard">
      <style:paragraph-properties fo:text-align="justify" style:justify-single-word="false" fo:padding="0cm" fo:border="none" style:shadow="none" style:join-border="false"/>
      <style:text-properties fo:color="#000000" loext:opacity="100%" style:text-underline-style="solid" style:text-underline-width="auto" style:text-underline-color="font-color" style:font-name-asian="Trebuchet MS" style:font-name-complex="Arial1"/>
    </style:style>
    <style:style style:name="P15" style:family="paragraph" style:parent-style-name="Standard">
      <style:paragraph-properties fo:text-align="center" style:justify-single-word="false"/>
      <style:text-properties fo:font-size="20pt" style:font-name-asian="Impact" style:font-size-asian="20pt" style:font-name-complex="Arial1" style:font-size-complex="20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left="0.635cm" fo:margin-top="0.071cm" fo:margin-bottom="0cm" style:contextual-spacing="false" fo:text-align="center" style:justify-single-word="false"/>
    </style:style>
    <style:style style:name="P18" style:family="paragraph" style:parent-style-name="Standard">
      <style:paragraph-properties fo:margin-top="0.176cm" fo:margin-bottom="0cm" style:contextual-spacing="false" fo:text-align="center" style:justify-single-word="false"/>
    </style:style>
    <style:style style:name="P19" style:family="paragraph" style:parent-style-name="Standard">
      <style:paragraph-properties fo:margin-left="0.635cm" fo:margin-top="0.071cm" fo:margin-bottom="0cm" style:contextual-spacing="false" fo:text-align="center" style:justify-single-word="false"/>
      <style:text-properties style:font-name-asian="Tahoma1" style:font-name-complex="Arial1"/>
    </style:style>
    <style:style style:name="P20" style:family="paragraph" style:parent-style-name="Standard">
      <style:text-properties style:font-name-asian="Tahoma1" style:font-name-complex="Arial1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-asian="Tahoma1" style:font-name-complex="Arial1"/>
    </style:style>
    <style:style style:name="P22" style:family="paragraph" style:parent-style-name="Standard">
      <style:paragraph-properties fo:margin-top="0.071cm" fo:margin-bottom="0cm" style:contextual-spacing="false" fo:text-align="justify" style:justify-single-word="false"/>
      <style:text-properties style:font-name-asian="Tahoma1" style:font-name-complex="Arial1"/>
    </style:style>
    <style:style style:name="P23" style:family="paragraph" style:parent-style-name="Standard">
      <style:paragraph-properties fo:margin-top="0.071cm" fo:margin-bottom="0cm" style:contextual-spacing="false" fo:text-align="justify" style:justify-single-word="false" fo:text-indent="0.501cm" style:auto-text-indent="false"/>
      <style:text-properties style:font-name-asian="Tahoma1" style:font-name-complex="Arial1"/>
    </style:style>
    <style:style style:name="P24" style:family="paragraph" style:parent-style-name="Standard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style:font-name-asian="Tahoma1" style:font-name-complex="Arial1"/>
    </style:style>
    <style:style style:name="P25" style:family="paragraph" style:parent-style-name="Standard">
      <style:text-properties style:font-name-asian="Tahoma1"/>
    </style:style>
    <style:style style:name="P26" style:family="paragraph" style:parent-style-name="Standard">
      <style:paragraph-properties fo:margin-top="0.176cm" fo:margin-bottom="0cm" style:contextual-spacing="false" fo:text-align="justify" style:justify-single-word="false"/>
      <style:text-properties style:font-name-complex="Arial1"/>
    </style:style>
    <style:style style:name="P27" style:family="paragraph" style:parent-style-name="Standard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style:font-name-complex="Arial1"/>
    </style:style>
    <style:style style:name="P28" style:family="paragraph" style:parent-style-name="Standard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officeooo:paragraph-rsid="000b8e63" style:font-name-complex="Arial1"/>
    </style:style>
    <style:style style:name="P29" style:family="paragraph" style:parent-style-name="Standard" style:list-style-name="L1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officeooo:rsid="000cdc0e" officeooo:paragraph-rsid="000cdc0e" style:font-name-complex="Arial1"/>
    </style:style>
    <style:style style:name="P30" style:family="paragraph" style:parent-style-name="Standard">
      <style:paragraph-properties fo:text-align="justify" style:justify-single-word="false"/>
      <style:text-properties style:font-name-asian="Century Gothic" style:font-name-complex="Arial1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text-indent="1.27cm" style:auto-text-indent="false" fo:background-color="#ffffff"/>
    </style:style>
    <style:style style:name="P32" style:family="paragraph" style:parent-style-name="Standard">
      <loext:graphic-properties draw:fill="solid" draw:fill-color="#ffffff"/>
      <style:paragraph-properties fo:text-align="justify" style:justify-single-word="false" fo:text-indent="1.27cm" style:auto-text-indent="false" fo:background-color="#ffffff"/>
      <style:text-properties officeooo:paragraph-rsid="0009e507"/>
    </style:style>
    <style:style style:name="P33" style:family="paragraph" style:parent-style-name="Standard">
      <loext:graphic-properties draw:fill="solid" draw:fill-color="#ffffff"/>
      <style:paragraph-properties fo:text-align="justify" style:justify-single-word="false" fo:background-color="#ffffff"/>
    </style:style>
    <style:style style:name="P34" style:family="paragraph" style:parent-style-name="Standard">
      <loext:graphic-properties draw:fill="solid" draw:fill-color="#ffffff"/>
      <style:paragraph-properties fo:text-align="justify" style:justify-single-word="false" fo:text-indent="1.27cm" style:auto-text-indent="false" fo:background-color="#ffffff"/>
      <style:text-properties officeooo:paragraph-rsid="000b8e63"/>
    </style:style>
    <style:style style:name="P35" style:family="paragraph" style:parent-style-name="Standard">
      <style:paragraph-properties fo:text-align="justify" style:justify-single-word="false" fo:padding="0cm" fo:border="none" style:shadow="none" style:join-border="false"/>
    </style:style>
    <style:style style:name="P36" style:family="paragraph" style:parent-style-name="Standard">
      <style:paragraph-properties fo:text-align="justify" style:justify-single-word="false" fo:padding="0cm" fo:border="none" style:shadow="none" style:join-border="false"/>
      <style:text-properties officeooo:paragraph-rsid="0012a278"/>
    </style:style>
    <style:style style:name="P37" style:family="paragraph" style:parent-style-name="Standard">
      <style:paragraph-properties fo:text-align="justify" style:justify-single-word="false" fo:padding="0cm" fo:border="none" style:shadow="none" style:join-border="false"/>
      <style:text-properties officeooo:paragraph-rsid="001497c2"/>
    </style:style>
    <style:style style:name="P38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</style:style>
    <style:style style:name="P39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officeooo:paragraph-rsid="0012a278"/>
    </style:style>
    <style:style style:name="P40" style:family="paragraph" style:parent-style-name="Standard">
      <style:paragraph-properties fo:margin-top="0.071cm" fo:margin-bottom="0cm" style:contextual-spacing="false" fo:text-align="justify" style:justify-single-word="false" fo:text-indent="0.501cm" style:auto-text-indent="false"/>
    </style:style>
    <style:style style:name="P41" style:family="paragraph" style:parent-style-name="Standard">
      <style:paragraph-properties fo:margin-top="0.071cm" fo:margin-bottom="0cm" style:contextual-spacing="false" fo:text-align="justify" style:justify-single-word="false"/>
    </style:style>
    <style:style style:name="P42" style:family="paragraph" style:parent-style-name="Standard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officeooo:paragraph-rsid="000b8e63"/>
    </style:style>
    <style:style style:name="P43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fo:font-style="italic" style:font-style-asian="italic" style:font-name-complex="Arial1"/>
    </style:style>
    <style:style style:name="P44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fo:font-style="italic" officeooo:paragraph-rsid="0012a278" style:font-style-asian="italic" style:font-name-complex="Arial1"/>
    </style:style>
    <style:style style:name="P45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fo:font-style="italic" officeooo:paragraph-rsid="001497c2" style:font-style-asian="italic" style:font-name-complex="Arial1"/>
    </style:style>
    <style:style style:name="P46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fo:font-weight="bold" style:font-name-asian="Tahoma1" style:font-weight-asian="bold" style:font-name-complex="Arial1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-complex="Arial1">
        <loext:char-complex-color loext:theme-type="dark1" loext:color-type="theme"/>
      </style:text-properties>
    </style:style>
    <style:style style:name="P48" style:family="paragraph" style:parent-style-name="Standard">
      <style:paragraph-properties fo:margin-top="0.176cm" fo:margin-bottom="0cm" style:contextual-spacing="false" fo:text-align="center" style:justify-single-word="false"/>
      <style:text-properties officeooo:rsid="001497c2" officeooo:paragraph-rsid="001497c2"/>
    </style:style>
    <style:style style:name="P49" style:family="paragraph" style:parent-style-name="Text_20_body" style:list-style-name="L2"/>
    <style:style style:name="P50" style:family="paragraph" style:parent-style-name="Text_20_body" style:list-style-name="L2">
      <style:paragraph-properties fo:margin-top="0cm" fo:margin-bottom="0cm" style:contextual-spacing="false"/>
    </style:style>
    <style:style style:name="P51" style:family="paragraph" style:parent-style-name="Text_20_body" style:list-style-name="L3"/>
    <style:style style:name="P52" style:family="paragraph" style:parent-style-name="Text_20_body" style:list-style-name="L4"/>
    <style:style style:name="T1" style:family="text">
      <style:text-properties fo:color="#000000" loext:opacity="100%" fo:font-size="11pt" style:font-name-asian="Arial1" style:font-size-asian="11pt" style:font-name-complex="Arial1" style:font-size-complex="11pt"/>
    </style:style>
    <style:style style:name="T2" style:family="text">
      <style:text-properties fo:color="#000000" loext:opacity="100%" style:text-underline-style="solid" style:text-underline-width="auto" style:text-underline-color="font-color" style:font-name-asian="Trebuchet MS" style:font-name-complex="Arial1"/>
    </style:style>
    <style:style style:name="T3" style:family="text">
      <style:text-properties fo:color="#000000" loext:opacity="100%" style:text-underline-style="solid" style:text-underline-width="auto" style:text-underline-color="font-color" officeooo:rsid="0012a278" style:font-name-asian="Trebuchet MS" style:font-name-complex="Arial1"/>
    </style:style>
    <style:style style:name="T4" style:family="text">
      <style:text-properties fo:color="#000000" loext:opacity="100%" style:text-underline-style="solid" style:text-underline-width="auto" style:text-underline-color="font-color" officeooo:rsid="001497c2" style:font-name-asian="Trebuchet MS" style:font-name-complex="Arial1"/>
    </style:style>
    <style:style style:name="T5" style:family="text">
      <style:text-properties fo:font-size="20pt" style:font-name-asian="Impact" style:font-size-asian="20pt" style:font-name-complex="Arial1" style:font-size-complex="20pt"/>
    </style:style>
    <style:style style:name="T6" style:family="text">
      <style:text-properties style:font-name-complex="Arial1"/>
    </style:style>
    <style:style style:name="T7" style:family="text">
      <style:text-properties officeooo:rsid="00113d18" style:font-name-complex="Arial1"/>
    </style:style>
    <style:style style:name="T8" style:family="text">
      <style:text-properties style:font-name-asian="Tahoma1"/>
    </style:style>
    <style:style style:name="T9" style:family="text">
      <style:text-properties style:font-name-asian="Tahoma1" style:font-name-complex="Arial1"/>
    </style:style>
    <style:style style:name="T10" style:family="text">
      <style:text-properties officeooo:rsid="00081106" style:font-name-asian="Tahoma1" style:font-name-complex="Arial1"/>
    </style:style>
    <style:style style:name="T11" style:family="text">
      <style:text-properties officeooo:rsid="0009e507" style:font-name-asian="Tahoma1" style:font-name-complex="Arial1"/>
    </style:style>
    <style:style style:name="T12" style:family="text">
      <style:text-properties officeooo:rsid="0012a278" style:font-name-asian="Tahoma1" style:font-name-complex="Arial1"/>
    </style:style>
    <style:style style:name="T13" style:family="text">
      <style:text-properties officeooo:rsid="001458fa" style:font-name-asian="Tahoma1" style:font-name-complex="Arial1"/>
    </style:style>
    <style:style style:name="T14" style:family="text">
      <style:text-properties officeooo:rsid="000b8e63" style:font-name-asian="Tahoma1" style:font-name-complex="Arial1"/>
    </style:style>
    <style:style style:name="T15" style:family="text">
      <style:text-properties officeooo:rsid="001497c2" style:font-name-asian="Tahoma1" style:font-name-complex="Arial1"/>
    </style:style>
    <style:style style:name="T16" style:family="text">
      <style:text-properties fo:font-size="9pt" style:font-size-asian="9pt" style:font-name-complex="Arial1" style:font-size-complex="9pt"/>
    </style:style>
    <style:style style:name="T17" style:family="text">
      <style:text-properties fo:font-size="16pt" style:font-name-asian="Century Gothic" style:font-size-asian="16pt" style:font-name-complex="Arial1" style:font-size-complex="16pt"/>
    </style:style>
    <style:style style:name="T18" style:family="text">
      <style:text-properties fo:font-size="16pt" officeooo:rsid="000dee90" style:font-name-asian="Century Gothic" style:font-size-asian="16pt" style:font-name-complex="Arial1" style:font-size-complex="16pt"/>
    </style:style>
    <style:style style:name="T19" style:family="text">
      <style:text-properties style:font-name-asian="Century Gothic" style:font-name-complex="Arial1"/>
    </style:style>
    <style:style style:name="T20" style:family="text">
      <style:text-properties style:font-name="Arial" fo:font-size="10pt" fo:font-weight="bold" style:font-name-asian="Tahoma1" style:font-size-asian="10pt" style:font-weight-asian="bold" style:font-name-complex="Arial1" style:font-size-complex="10pt"/>
    </style:style>
    <style:style style:name="T21" style:family="text">
      <style:text-properties fo:font-style="italic" style:font-style-asian="italic" style:font-name-complex="Arial1"/>
    </style:style>
    <style:style style:name="T22" style:family="text">
      <style:text-properties fo:font-weight="bold" style:font-name-asian="Tahoma1" style:font-weight-asian="bold" style:font-name-complex="Arial1"/>
    </style:style>
    <style:style style:name="T23" style:family="text">
      <style:text-properties fo:font-weight="bold" style:font-name-asian="Tahoma1" style:font-weight-asian="bold" style:font-name-complex="Arial1" style:font-weight-complex="bold"/>
    </style:style>
    <style:style style:name="T24" style:family="text">
      <style:text-properties fo:font-weight="bold" officeooo:rsid="000b8e63" style:font-weight-asian="bold" style:font-weight-complex="bold"/>
    </style:style>
    <style:style style:name="T25" style:family="text">
      <style:text-properties fo:font-weight="bold" officeooo:rsid="000cdc0e" style:font-weight-asian="bold" style:font-weight-complex="bold"/>
    </style:style>
    <style:style style:name="T26" style:family="text">
      <style:text-properties fo:color="#5b9bd5" loext:opacity="100%" fo:font-weight="bold" style:font-name-asian="Tahoma1" style:font-weight-asian="bold" style:font-name-complex="Arial1">
        <loext:char-complex-color loext:theme-type="accent1" loext:color-type="theme"/>
      </style:text-properties>
    </style:style>
    <style:style style:name="T27" style:family="text">
      <style:text-properties fo:color="#000000" loext:opacity="100%" style:font-name-complex="Arial1">
        <loext:char-complex-color loext:theme-type="dark1" loext:color-type="theme"/>
      </style:text-properties>
    </style:style>
    <style:style style:name="T28" style:family="text">
      <style:text-properties officeooo:rsid="001458f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5" loext:marker-style-name="T5"/>
            <text:p text:style-name="P16" loext:marker-style-name="T5"><text:span text:style-name="T5">Tomás Santana de souza</text:span><text:span text:style-name="T5"/></text:p>
            <text:p text:style-name="P1">Linkedin: www.linkedin.com/in/tomas-santana-s</text:p>
            <text:p text:style-name="P16" loext:marker-style-name="T6"><text:span text:style-name="T6">GitHub/Portfólio: github.com/</text:span><text:span text:style-name="T7">tom4ss</text:span></text:p>
          </table:table-cell>
          <table:table-cell table:style-name="Tabela1.B1" office:value-type="string">
            <text:p text:style-name="P19" loext:marker-style-name="T9"/>
            <text:p text:style-name="P17" loext:marker-style-name="T9"><text:span text:style-name="T9">(21) 967691025</text:span><text:span text:style-name="T9"/></text:p>
            <text:p text:style-name="P17" loext:marker-style-name="T9"><text:span text:style-name="T9">tomas_ss@aol.com</text:span><text:span text:style-name="T9"/></text:p>
            <text:p text:style-name="P17" loext:marker-style-name="T9"><text:bookmark text:name="bookmark=id.gjdgxs"/><text:span text:style-name="T9"><text:s/>Ubatuba – São Paulo</text:span><text:span text:style-name="T9"/></text:p>
          </table:table-cell>
        </table:table-row>
      </table:table>
      <text:p text:style-name="P26" loext:marker-style-name="T6"/>
      <text:p text:style-name="P18" loext:marker-style-name="T16"><text:span text:style-name="T16">OBJETIVO PROFISSIONAL</text:span></text:p>
      <text:p text:style-name="P48" loext:marker-style-name="T16"><text:span text:style-name="T18">D</text:span><text:span text:style-name="T17">esenvolvedor Front-End Jr.</text:span></text:p>
      <text:p text:style-name="P30" loext:marker-style-name="T19"/>
      <text:h text:style-name="P2" text:outline-level="1" loext:marker-style-name="T20"><text:span text:style-name="T20">RESUMO DE QUALIFICAÇÕES</text:span><text:span text:style-name="T20"/></text:h>
      <text:p text:style-name="P20" loext:marker-style-name="T6"/>
      <text:p text:style-name="P31" loext:marker-style-name="T9"><text:span text:style-name="T10">Sou</text:span><text:span text:style-name="T9"> graduando em Sistemas de Informação, pela Faculdade Descomplica </text:span><text:span text:style-name="T10">UniAmerica</text:span><text:span text:style-name="T9">, <text:s/>tenho desenvolvido uma sólida compreensão dos </text:span><text:span text:style-name="T10">P</text:span><text:span text:style-name="T9">rincípios de </text:span><text:span text:style-name="T10">P</text:span><text:span text:style-name="T9">rogramação, </text:span><text:span text:style-name="T10">Fundamentos da Computação, Banco de Dados, Redes </text:span><text:span text:style-name="T9">e das tecnologias de desenvolvimento web. Tenho um perfil analítico e uma capacidade natural de resolver problemas, o que me permite abordar desafios de maneira eficaz e criativa.</text:span></text:p>
      <text:p text:style-name="P21" loext:marker-style-name="T9"/>
      <text:p text:style-name="P32" loext:marker-style-name="T9"><text:span text:style-name="T9">Durante meu </text:span><text:span text:style-name="T11">curso de Engenheiro Front-End <text:s/>pela a EBAC - Escola Britânica de Artes Criativas e Tecnologia </text:span><text:span text:style-name="T9">, fiz <text:s/>projetos focados na criação de aplicações web interativas. Através desses projetos, adquiri habilidades em desenvolvimento </text:span><text:span text:style-name="T11">web</text:span><text:span text:style-name="T9"> com HTML, CSS, JavaScript </text:span><text:span text:style-name="T13">e typescript.</text:span></text:p>
      <text:p text:style-name="P33" loext:marker-style-name="T9"><text:span text:style-name="T9">Minhas habilidades técnicas incluem:</text:span><text:span text:style-name="T9"/></text:p>
      <text:p text:style-name="P21" loext:marker-style-name="T9"/>
      <text:list text:style-name="WWNum20">
        <text:list-item>
          <text:p text:style-name="P4" loext:marker-style-name="T9"><text:span text:style-name="T9">Desenvolvimento de interfaces web atraentes e responsivas.</text:span><text:span text:style-name="T9"/></text:p>
        </text:list-item>
        <text:list-item>
          <text:p text:style-name="P4" loext:marker-style-name="T9"><text:span text:style-name="T9">Utilização de tecnologias front-end, incluindo HTML5, CSS3, </text:span><text:span text:style-name="T11">SASS, LESS,</text:span><text:span text:style-name="T9"> JavaScript </text:span><text:span text:style-name="T12">e Typerscript</text:span><text:span text:style-name="T9">.</text:span></text:p>
        </text:list-item>
        <text:list-item>
          <text:p text:style-name="P4" loext:marker-style-name="T9"><text:span text:style-name="T11">Conhecimento de </text:span><text:span text:style-name="T9">ferramentas como Gulp e Grunt </text:span><text:span text:style-name="T11">para automação de tarefas.</text:span></text:p>
        </text:list-item>
        <text:list-item>
          <text:p text:style-name="P4" loext:marker-style-name="T9"><text:span text:style-name="T9">Colaboração usando ferramentas de controle de versão como Git.</text:span></text:p>
        </text:list-item>
        <text:list-item>
          <text:p text:style-name="P8" loext:marker-style-name="T9"><text:span text:style-name="T9">Implementação de integração eficaz com REST APIs e comunicação assíncrona via AJAX para aprimorar a interatividade em aplicações web.</text:span></text:p>
        </text:list-item>
        <text:list-item>
          <text:p text:style-name="P9" loext:marker-style-name="T9"><text:span text:style-name="T15">Desenvolvimento com</text:span><text:span text:style-name="T9"> React </text:span><text:span text:style-name="T15">e next.js</text:span><text:span text:style-name="T9">.</text:span></text:p>
        </text:list-item>
      </text:list>
      <text:p text:style-name="P10" loext:marker-style-name="T9"/>
      <text:p text:style-name="P34" loext:marker-style-name="T9"><text:span text:style-name="T9">Minha habilidade chave é a adaptabilidade, permitindo-me absorver novos conceitos rapidamente e aplicá-los em projetos. Acredito que a capacidade de aprender e evoluir constantemente é essencial para acompanhar as mudanças constantes no mundo do desenvolvimento web.</text:span></text:p>
      <text:p text:style-name="P22" loext:marker-style-name="T9"/>
      <text:h text:style-name="P3" text:outline-level="1" loext:marker-style-name="T20"><text:span text:style-name="T20">FORMAÇÃO</text:span><text:span text:style-name="T20"/></text:h>
      <text:p text:style-name="P25" loext:marker-style-name="T8"/>
      <text:list text:style-name="WWNum6">
        <text:list-item>
          <text:p text:style-name="P5" loext:marker-style-name="T6"><text:span text:style-name="T6">Curso livre – Engenheiro Front-End – EBAC – 05/2023</text:span><text:span text:style-name="T6"/></text:p>
        </text:list-item>
        <text:list-item>
          <text:p text:style-name="P5" loext:marker-style-name="T6"><text:span text:style-name="T6">Bacharelado – Sistemas de Informação – Faculdade Descomplica – 07/2022 – 07/2026</text:span><text:span text:style-name="T6"/></text:p>
        </text:list-item>
        <text:list-item>
          <text:p text:style-name="P5" loext:marker-style-name="T6"><text:span text:style-name="T6">Pós-graduação – Direito Ambiental – UCAM – 03/2019 – 11/2020</text:span><text:span text:style-name="T6"/></text:p>
        </text:list-item>
        <text:list-item>
          <text:p text:style-name="P6" loext:marker-style-name="T6"><text:span text:style-name="T6">Bacharelado – Direito – UCAM – 02/2011</text:span><text:span text:style-name="T14">–</text:span><text:span text:style-name="T6"> 07/2018</text:span></text:p>
        </text:list-item>
      </text:list>
      <text:p text:style-name="P22" loext:marker-style-name="T9"/>
      <text:h text:style-name="P3" text:outline-level="1" loext:marker-style-name="T20"><text:span text:style-name="T20">HISTÓRICO PROFISSIONAL</text:span><text:span text:style-name="T20"/></text:h>
      <text:p text:style-name="P14" loext:marker-style-name="T2"/>
      <text:p text:style-name="P37" loext:marker-style-name="T2"><text:span text:style-name="T4">Denvolvedor Front-End freelancer <text:s text:c="91"/></text:span><text:span text:style-name="T2"><text:tab/></text:span><text:span text:style-name="T4">2023 - Atual</text:span></text:p>
      <text:p text:style-name="P45" loext:marker-style-name="T21"><text:span text:style-name="T2"/></text:p>
      <text:p text:style-name="P35" loext:marker-style-name="T2"><text:span text:style-name="T2"/></text:p>
      <text:p text:style-name="P35" loext:marker-style-name="T2"><text:span text:style-name="T2">Tribunal de justiça do Estado do Rio de Janeiro <text:tab/><text:tab/><text:tab/><text:tab/><text:tab/><text:tab/><text:tab/>2/2015 – 2/2017</text:span><text:span text:style-name="T2"/></text:p>
      <text:p text:style-name="P43" loext:marker-style-name="T21"/>
      <text:p text:style-name="P38" loext:marker-style-name="T22"><text:span text:style-name="T22">Estagiário</text:span></text:p>
      <text:p text:style-name="P38" loext:marker-style-name="T22"><text:span text:style-name="T22"/></text:p>
      <text:p text:style-name="P36" loext:marker-style-name="T2"><text:span text:style-name="T3">Bom Negócio</text:span><text:span text:style-name="T2"><text:tab/><text:tab/><text:tab/><text:tab/><text:tab/><text:tab/><text:tab/><text:tab/><text:tab/><text:tab/><text:tab/></text:span><text:span text:style-name="T3">11</text:span><text:span text:style-name="T2">/201</text:span><text:span text:style-name="T3">3</text:span><text:span text:style-name="T2"> – </text:span><text:span text:style-name="T3">2</text:span><text:span text:style-name="T2">/201</text:span><text:span text:style-name="T3">5</text:span></text:p>
      <text:p text:style-name="P44" loext:marker-style-name="T21"/>
      <text:p text:style-name="P39" loext:marker-style-name="T22"><text:span text:style-name="T22">Estagiário</text:span></text:p>
      <text:p text:style-name="P14" loext:marker-style-name="T2"/>
      <text:p text:style-name="P35" loext:marker-style-name="T2"><text:span text:style-name="T2">Rocha, Calderon e Advogados Associados<text:tab/><text:tab/><text:tab/><text:tab/><text:tab/><text:tab/><text:tab/>3/2012 – 10/2013</text:span><text:span text:style-name="T2"/></text:p>
      <text:p text:style-name="P43" loext:marker-style-name="T21"/>
      <text:p text:style-name="P38" loext:marker-style-name="T26"><text:span text:style-name="T22">Estagiário</text:span><text:span text:style-name="T26"/></text:p>
      <text:p text:style-name="P22" loext:marker-style-name="T9"/>
      <text:p text:style-name="P35" loext:marker-style-name="T2"><text:span text:style-name="T2">Tribunal de justiça do Estado do Rio de Janeiro <text:tab/><text:tab/><text:tab/><text:tab/><text:tab/><text:tab/><text:tab/>2/2011 – 3/2012</text:span><text:span text:style-name="T2"/></text:p>
      <text:p text:style-name="P43" loext:marker-style-name="T21"/>
      <text:p text:style-name="P38" loext:marker-style-name="T22"><text:span text:style-name="T22">Estagiário</text:span><text:span text:style-name="T22"/></text:p>
      <text:p text:style-name="P46" loext:marker-style-name="T22"/>
      <text:p text:style-name="P38" loext:marker-style-name="T22"><text:span text:style-name="T22">Soft Skills relacionadas à experiência profissional:</text:span><text:span text:style-name="T22"/></text:p>
      <text:p text:style-name="P22" loext:marker-style-name="T9"/>
      <text:p text:style-name="P40" loext:marker-style-name="T9"><text:soft-page-break/><text:span text:style-name="T22">Comunicação:</text:span><text:span text:style-name="T9"> Demonstrei minhas habilidades de comunicação através de atividades como o atendimento direto às partes e advogados, a elaboração de petições, a condução de sessões de conciliação e a facilitação do diálogo entre as partes.</text:span></text:p>
      <text:p text:style-name="P40" loext:marker-style-name="T9"><text:span text:style-name="T9"/></text:p>
      <text:p text:style-name="P40" loext:marker-style-name="T9"><text:span text:style-name="T23">Redação:</text:span><text:span text:style-name="T9"> Apresentei habilidades de redação ao redigir petições, defesas legais e relatórios. </text:span></text:p>
      <text:p text:style-name="P40" loext:marker-style-name="T9"><text:span text:style-name="T9"/></text:p>
      <text:p text:style-name="P40" loext:marker-style-name="T9"><text:span text:style-name="T23">Resiliência:</text:span><text:span text:style-name="T9"> Enfrentei desafios e pressões com determinação e resiliência, mantendo o foco em alcançar resultados positivos mesmo diante de obstáculos. Isso inclui lidar com prazos apertados, demandas de múltiplos clientes e situações adversas no ambiente de trabalho. </text:span></text:p>
      <text:p text:style-name="P23" loext:marker-style-name="T9"/>
      <text:p text:style-name="P40" loext:marker-style-name="T9"><text:span text:style-name="T22">Trabalho em equipe:</text:span><text:span text:style-name="T9"> Minha atuação como estagiário em diferentes ambientes jurídicos mostrou minha capacidade de colaborar com colegas, advogados e partes interessadas para alcançar objetivos compartilhados.</text:span></text:p>
      <text:p text:style-name="P23" loext:marker-style-name="T9"/>
      <text:p text:style-name="P40" loext:marker-style-name="T9"><text:span text:style-name="T22">Resolução de problemas:</text:span><text:span text:style-name="T9"> Desenvolvi minhas habilidades para analisar problemas complexos e encontrar soluções adequadas por meio da elaboração de defesas, análise de jurisprudências e atuação como conciliador.</text:span></text:p>
      <text:p text:style-name="P23" loext:marker-style-name="T9"/>
      <text:p text:style-name="P40" loext:marker-style-name="T9"><text:span text:style-name="T22">Adaptabilidade:</text:span><text:span text:style-name="T9"> Minha experiência em trabalhar em diferentes empresas e ambientes, incluindo um tribunal e um escritório de advocacia, evidencia minha capacidade de me adaptar a contextos e abordagens de trabalho diversos.</text:span></text:p>
      <text:p text:style-name="P23" loext:marker-style-name="T9"/>
      <text:p text:style-name="P40" loext:marker-style-name="T9"><text:span text:style-name="T22">Organização:</text:span><text:span text:style-name="T9"> Desempenhei tarefas como distribuição de processos, autuação de processos, citação por AR e juntada de documentos, o que exigiu de mim uma organização e gestão eficaz de informações.</text:span></text:p>
      <text:p text:style-name="P23" loext:marker-style-name="T9"/>
      <text:p text:style-name="P40" loext:marker-style-name="T9"><text:span text:style-name="T22">Gestão do tempo:</text:span><text:span text:style-name="T9"> Lidar com múltiplas atividades, como a consulta ao andamento de processos, elaboração de petições, acordos extrajudiciais e estudos acadêmicos, revela minha habilidade em gerenciar meu tempo de forma eficiente.</text:span></text:p>
      <text:p text:style-name="P23" loext:marker-style-name="T9"/>
      <text:p text:style-name="P40" loext:marker-style-name="T9"><text:span text:style-name="T22">Empatia: </text:span><text:span text:style-name="T9">Minha função como conciliador e condutor de sessões de conciliação destacou minha capacidade de compreender as perspectivas e necessidades das partes envolvidas.</text:span></text:p>
      <text:p text:style-name="P41" loext:marker-style-name="T9"><text:span text:style-name="Internet_20_link"><text:span text:style-name="T6"/></text:span></text:p>
      <text:p text:style-name="P47" loext:marker-style-name="T27"/>
      <text:h text:style-name="P3" text:outline-level="1" loext:marker-style-name="T20"><text:span text:style-name="T20">IDIOMAS</text:span><text:span text:style-name="T20"/></text:h>
      <text:list text:style-name="WWNum21">
        <text:list-item>
          <text:p text:style-name="P7" loext:marker-style-name="T9"><text:bookmark text:name="_heading=h.30j0zll"/><text:span text:style-name="T9">Inglês – Avançado</text:span></text:p>
        </text:list-item>
        <text:list-item>
          <text:p text:style-name="P11" loext:marker-style-name="T9"><text:span text:style-name="T9">Espanhol – Básico</text:span></text:p>
        </text:list-item>
        <text:list-item>
          <text:p text:style-name="P12" loext:marker-style-name="T9"><text:span text:style-name="T9">Francês – Básico</text:span></text:p>
        </text:list-item>
      </text:list>
      <text:p text:style-name="P24" loext:marker-style-name="T9"/>
      <text:h text:style-name="P3" text:outline-level="1" loext:marker-style-name="T20"><text:span text:style-name="T20">COMPETÊNCIAS</text:span><text:span text:style-name="T20"/></text:h>
      <text:p text:style-name="P27" loext:marker-style-name="T6"/>
      <text:p text:style-name="P27" loext:marker-style-name="T6"><text:tab/><text:span text:style-name="T24">Aplicativos de </text:span><text:span text:style-name="T25">produtividade:</text:span></text:p>
      <text:list text:style-name="L1">
        <text:list-item>
          <text:p text:style-name="P29">Microsoft Office, <text:span text:style-name="T28">(</text:span>Word, Excel e Power Point<text:span text:style-name="T28">).</text:span></text:p>
        </text:list-item>
        <text:list-item>
          <text:p text:style-name="P29">LibreOffice <text:span text:style-name="T28">(</text:span>Writer, Calc e Impress<text:span text:style-name="T28">)</text:span>.</text:p>
        </text:list-item>
      </text:list>
      <text:p text:style-name="P27" loext:marker-style-name="T6"/>
      <text:p text:style-name="P42" loext:marker-style-name="T6"><text:span text:style-name="T6"><text:tab/></text:span><text:span text:style-name="Strong_20_Emphasis">Desenvolvimento de Software:</text:span></text:p>
      <text:list text:style-name="L2">
        <text:list-item>
          <text:p text:style-name="P50"><text:span text:style-name="Strong_20_Emphasis">Visual Studio Code</text:span>: IDE para desenvolvimento de software.</text:p>
        </text:list-item>
        <text:list-item>
          <text:p text:style-name="P50"><text:span text:style-name="Strong_20_Emphasis">Programação Orientada a Objetos</text:span>: Conhecimento em Java e POO, incluindo classes, herança, polimorfismo, e UML;</text:p>
        </text:list-item>
        <text:list-item>
          <text:p text:style-name="P50"><text:span text:style-name="Strong_20_Emphasis">Banco de Dados</text:span>: Conhecimento em modelagem, consultas SQL/PLSQL, triggers, funções e segurança de dados;</text:p>
        </text:list-item>
        <text:list-item>
          <text:p text:style-name="P50"><text:span text:style-name="Strong_20_Emphasis">Desenvolvimento Web</text:span>: Conhecimento na criação de interfaces responsivas com HTML5, CSS3, JavaScript, <text:span text:style-name="T28">typerscript</text:span> e frameworks como Angular, React e Vue.js;</text:p>
        </text:list-item>
        <text:list-item>
          <text:p text:style-name="P49"><text:span text:style-name="Strong_20_Emphasis">Análise de Requisitos</text:span>: Conhecimento em técnicas de levantamento e documentação de requisitos, além da criação de diagramas e planos de teste;</text:p>
        </text:list-item>
      </text:list>
      <text:p text:style-name="Text_20_body"><text:span text:style-name="Strong_20_Emphasis">Metodologias Ágeis:</text:span></text:p>
      <text:list text:style-name="L3">
        <text:list-item>
          <text:p text:style-name="P51">Conhecimento em <text:span text:style-name="Strong_20_Emphasis">Kanban</text:span> e <text:span text:style-name="Strong_20_Emphasis">Scrum</text:span> para gerenciamento eficiente de projetos;</text:p>
        </text:list-item>
      </text:list>
      <text:p text:style-name="Text_20_body"><text:span text:style-name="Strong_20_Emphasis">Controle de Versão e Colaboração:</text:span></text:p>
      <text:list text:style-name="L4">
        <text:list-item>
          <text:p text:style-name="P52">Proficiente em Git e GitHub para versionamento e trabalho em equipe.</text:p>
        </text:list-item>
      </text:list>
      <text:p text:style-name="P28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Impact" svg:font-family="Impact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pt" fo:country="BR" style:letter-kerning="false" style:font-name-asian="Arial1" style:font-size-asian="10pt" style:language-asian="pt" style:country-asian="BR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pt" fo:country="BR" style:letter-kerning="false" style:font-name-asian="Arial1" style:font-size-asian="10pt" style:language-asian="pt" style:country-asian="BR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keep-with-next="always"/>
      <style:text-properties style:font-name="Times New Roman" fo:font-family="'Times New Roman'" style:font-family-generic="roman" style:font-pitch="variable" fo:font-size="16pt" style:font-size-asian="16pt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Texto_20_de_20_comentário_20_Char"/>
    <style:style style:name="annotation_20_subject" style:display-name="annotation subject" style:family="paragraph" style:parent-style-name="annotation_20_text" style:next-style-name="annotation_20_text" loext:linked-style-name="Assunto_20_do_20_comentário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Título_20_1_20_Char" style:display-name="Título 1 Char" style:family="text" style:parent-style-name="Default_20_Paragraph_20_Font_20__28_WW_29_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ítulo_20_7_20_Char" style:display-name="Título 7 Char" style:family="text" style:parent-style-name="Default_20_Paragraph_20_Font_20__28_WW_29_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white-space-pre" style:family="text" style:parent-style-name="Default_20_Paragraph_20_Font_20__28_WW_29_"/>
    <style:style style:name="c-mrkdwn_5f__5f_tab" style:display-name="c-mrkdwn__tab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_20__28_WW_29_" loext:linked-style-name="annotation_20_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8pt" style:font-size-asian="8pt" style:font-size-complex="8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Tahoma" style:font-style-name="Normal" style:font-family-generic="swiss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Tahoma" style:font-style-name="Normal" style:font-family-generic="swiss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1.482cm" fo:margin-left="2.75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1.482cm" fo:margin-left="3.38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1.482cm" fo:margin-left="3.38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25cm" fo:margin-bottom="0.501cm" fo:margin-left="1.501cm" fo:margin-right="1.501cm" style:writing-mode="lr-tb" style:layout-grid-color="#c0c0c0" style:layout-grid-lines="289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ula Vitoria Galesi Abdala Boarin</meta:initial-creator>
    <meta:editing-cycles>10</meta:editing-cycles>
    <meta:creation-date>2023-08-23T17:16:00</meta:creation-date>
    <dc:date>2024-08-29T18:21:04.767000000</dc:date>
    <meta:editing-duration>PT57M9S</meta:editing-duration>
    <meta:generator>LibreOffice/24.2.0.3$Windows_X86_64 LibreOffice_project/da48488a73ddd66ea24cf16bbc4f7b9c08e9bea1</meta:generator>
    <meta:document-statistic meta:table-count="1" meta:image-count="0" meta:object-count="0" meta:page-count="2" meta:paragraph-count="62" meta:word-count="703" meta:character-count="5194" meta:non-whitespace-character-count="4423"/>
    <meta:user-defined meta:name="AppVersion">12.0000</meta:user-defined>
    <meta:template xlink:type="simple" xlink:actuate="onRequest" xlink:title="Normal" xlink:href=""/>
  </office:meta>
</office:document-meta>
</file>